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de new, action repository replaced by mode init</text:p>
          </table:table-cell>
          <table:table-cell table:style-name="Table2.D2" office:value-type="string">
            <text:p text:style-name="Table_20_Contents">New actions based on copying templates, createing a new repository is handled differently so split into own mode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Change history<text:tab/>1</text:a></text:p>
          <text:p text:style-name="P5"><text:a xlink:type="simple" xlink:href="#__RefHeading__342_936813343" text:style-name="Index_20_Link" text:visited-style-name="Index_20_Link">Table of contents<text:tab/>1</text:a></text:p>
          <text:p text:style-name="P5"><text:a xlink:type="simple" xlink:href="#__RefHeading__344_936813343" text:style-name="Index_20_Link" text:visited-style-name="Index_20_Link">Syntax<text:tab/>1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fi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list of requirements that either have or lack a link to the directory or file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ack <text:span text:style-name="T1">or</text:span> have</text:p>
            <text:p text:style-name="Table_20_Contents"/>
          </table:table-cell>
          <table:table-cell table:style-name="Table1.A2" office:value-type="string">
            <text:p text:style-name="Table_20_Contents">directory <text:span text:style-name="T1">or</text:span> file</text:p>
          </table:table-cell>
          <table:table-cell table:style-name="Table1.D2" office:value-type="string">
            <text:p text:style-name="Table_20_Contents">List documents that either have or lack a link to a document in the given directory or a link to a specific file. Useful for seeing which documents do not have a design yet or which requirements reference a given use case. Assumes documents are grouped by sensible directories for the output to helpful.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vert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onvert a package to a requirement or a requirement to a package. If the package contains sub requirements and/or packages the operation will fail.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>in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new repository in current directory</text:p>
          </table:table-cell>
        </table:table-row>
        <table:table-row>
          <table:table-cell table:style-name="Table1.A2" office:value-type="string">
            <text:p text:style-name="Table_20_Contents">bui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project artifacts</text:p>
          </table:table-cell>
        </table:table-row>
        <table:table-row>
          <table:table-cell table:style-name="Table1.A2" office:value-type="string">
            <text:p text:style-name="Table_20_Contents">rep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Run report</text:p>
          </table:table-cell>
        </table:table-row>
      </table:table>
      <text:h text:style-name="Heading_20_1" text:outline-level="1">Repository checks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12T14:09:08.25</dc:date>
    <meta:editing-duration>PT1H25M7S</meta:editing-duration>
    <meta:editing-cycles>12</meta:editing-cycles>
    <meta:document-statistic meta:table-count="3" meta:image-count="0" meta:object-count="0" meta:page-count="2" meta:paragraph-count="103" meta:word-count="498" meta:character-count="3005" meta:non-whitespace-character-count="2659"/>
  </office:meta>
</office:document-meta>
</file>